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6A400000AF05D11251FB4C7D42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Narrow1" svg:font-family="'Arial Narrow', sans-serif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9.794cm" fo:margin-left="1.014cm" fo:margin-top="0.102cm" fo:margin-bottom="0cm" table:align="left"/>
    </style:style>
    <style:style style:name="Table1.A" style:family="table-column">
      <style:table-column-properties style:column-width="8.687cm"/>
    </style:style>
    <style:style style:name="Table1.B" style:family="table-column">
      <style:table-column-properties style:column-width="1.588cm"/>
    </style:style>
    <style:style style:name="Table1.C" style:family="table-column">
      <style:table-column-properties style:column-width="3.66cm"/>
    </style:style>
    <style:style style:name="Table1.D" style:family="table-column">
      <style:table-column-properties style:column-width="1.102cm"/>
    </style:style>
    <style:style style:name="Table1.E" style:family="table-column">
      <style:table-column-properties style:column-width="4.757cm"/>
    </style:style>
    <style:style style:name="Table1.1" style:family="table-row">
      <style:table-row-properties style:row-height="0.397cm" fo:keep-together="always"/>
    </style:style>
    <style:style style:name="Table1.A1" style:family="table-cell">
      <style:table-cell-properties fo:padding="0.097cm" fo:border="none"/>
    </style:style>
    <style:style style:name="Table1.2" style:family="table-row">
      <style:table-row-properties style:row-height="8.005cm" fo:keep-together="always"/>
    </style:style>
    <style:style style:name="Table1.3" style:family="table-row">
      <style:table-row-properties style:row-height="3.618cm" fo:keep-together="always"/>
    </style:style>
    <style:style style:name="P1" style:family="paragraph" style:parent-style-name="Header">
      <style:text-properties officeooo:paragraph-rsid="00783db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paragraph-properties fo:text-align="start" style:justify-single-word="false"/>
      <style:text-properties officeooo:paragraph-rsid="009e8527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P8" style:family="paragraph">
      <loext:graphic-properties draw:fill="none" draw:fill-color="#ffffff"/>
      <style:text-properties style:font-name="Arial Narrow" fo:font-size="8pt" fo:font-weight="bold" style:font-size-asian="8pt" style:font-weight-asian="bold" style:font-size-complex="8pt" style:font-weight-complex="bold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0" style:family="paragraph">
      <loext:graphic-properties draw:fill="none" draw:fill-color="#ffffff"/>
      <style:paragraph-properties fo:text-align="start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ndale Sans UI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 draw:fill-color="#ffffff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fo:font-size="12pt"/>
    </style:style>
    <style:style style:name="P16" style:family="paragraph">
      <loext:graphic-properties draw:fill="none" draw:fill-color="#ffffff"/>
      <style:paragraph-properties fo:text-align="center"/>
      <style:text-properties style:font-name="Arial Narrow" fo:font-size="9pt" style:font-size-asian="9pt" style:font-size-complex="9pt"/>
    </style:style>
    <style:style style:name="T1" style:family="text">
      <style:text-properties style:font-name="Consolas" fo:font-size="10pt" fo:font-weight="bold" officeooo:rsid="00240bc8" style:font-size-asian="10pt" style:font-weight-asian="bold" style:font-size-complex="10pt" style:font-weight-complex="bold"/>
    </style:style>
    <style:style style:name="T2" style:family="text">
      <style:text-properties style:font-name="Consolas" fo:font-size="10pt" fo:font-weight="bold" officeooo:rsid="00871f45" style:font-size-asian="10pt" style:font-weight-asian="bold" style:font-size-complex="10pt" style:font-weight-complex="bold"/>
    </style:style>
    <style:style style:name="T3" style:family="text">
      <style:text-properties style:font-name="Consolas" fo:font-size="10pt" officeooo:rsid="0086796f" style:font-size-asian="10pt" style:font-size-complex="10pt"/>
    </style:style>
    <style:style style:name="T4" style:family="text">
      <style:text-properties style:font-name="Consolas" fo:font-size="10pt" officeooo:rsid="0086a08c" style:font-size-asian="10pt" style:font-size-complex="10pt"/>
    </style:style>
    <style:style style:name="T5" style:family="text">
      <style:text-properties style:font-name="Consolas" fo:font-size="10pt" officeooo:rsid="00871f45" style:font-size-asian="10pt" style:font-size-complex="10pt"/>
    </style:style>
    <style:style style:name="T6" style:family="text">
      <style:text-properties style:font-name="Consolas" fo:font-size="10pt" officeooo:rsid="008535ab" style:font-size-asian="10pt" style:font-size-complex="10pt"/>
    </style:style>
    <style:style style:name="T7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T8" style:family="tex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 Narrow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Arial Narrow" fo:font-size="8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Andale Sans UI" style:font-size-asian="8pt" style:language-asian="en" style:country-asian="US" style:font-style-asian="normal" style:font-weight-asian="bold" style:font-name-complex="Tahoma" style:font-size-complex="8pt" style:language-complex="en" style:country-complex="US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3" style:family="text">
      <style:text-properties fo:color="#000000" style:font-name="Arial Narrow" fo:font-size="9pt" fo:font-weight="bold" style:font-size-asian="9pt" style:font-weight-asian="bold" style:font-size-complex="9pt" style:font-weight-complex="bold"/>
    </style:style>
    <style:style style:name="gr1" style:family="graphic">
      <style:graphic-properties draw:stroke="none" svg:stroke-color="#000000" draw:fill="none" draw:fill-color="#ffffff" fo:min-height="0.47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0.50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503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434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0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81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textarea-vertical-align="bottom" fo:min-height="0.3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draw:textarea-vertical-align="middle" fo:min-height="0.448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draw:textarea-vertical-align="middle" fo:min-height="0.46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draw:textarea-vertical-align="middle" fo:min-height="0.4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draw:textarea-vertical-align="middle" fo:min-height="0.47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draw:textarea-vertical-align="middle" fo:min-height="0.50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draw:textarea-vertical-align="middle" fo:min-height="0.529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19" style:family="graphic">
      <style:graphic-properties draw:stroke="none" svg:stroke-color="#000000" draw:fill="none" draw:fill-color="#ffffff" draw:textarea-vertical-align="middle" fo:min-height="0.464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none" svg:stroke-color="#000000" draw:fill="none" draw:fill-color="#ffffff" fo:min-height="0.36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3" style:family="graphic">
      <style:graphic-properties draw:stroke="none" svg:stroke-color="#000000" draw:fill="none" draw:fill-color="#ffffff" fo:min-height="0.3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5" office:value-type="string">
            <text:p text:style-name="P4"><text:a xlink:type="simple" xlink:href="py3o://for=%22l%20in%20objects.bir_1601e_line%22" text:style-name="Internet_20_link" text:visited-style-name="Visited_20_Internet_20_Link"><text:span text:style-name="T3">for="l in objects.bir_1601e_line"</text:span></text:a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2"><text:a xlink:type="simple" xlink:href="py3o://function=%22format_multiline_value(l.nature_inc)%22" text:style-name="Internet_20_link" text:visited-style-name="Visited_20_Internet_20_Link"><text:span text:style-name="T4">function="format_multiline_value(l.nature_inc)"</text:span></text:a></text:p>
          </table:table-cell>
          <table:table-cell table:style-name="Table1.A1" office:value-type="string">
            <text:p text:style-name="P2"><text:a xlink:type="simple" xlink:href="py3o://function=%22format_multiline_value(l.atc)%22" text:style-name="Internet_20_link" text:visited-style-name="Visited_20_Internet_20_Link"><text:span text:style-name="T4">function="format_multiline_value(l.atc)"</text:span></text:a></text:p>
          </table:table-cell>
          <table:table-cell table:style-name="Table1.A1" office:value-type="string">
            <text:p text:style-name="P2"><text:a xlink:type="simple" xlink:href="py3o://function=%22formatLang(l.tax_base,%20monetary=True,%20currency_obj=objects.company_id.currency_id)%22" text:style-name="Internet_20_link" text:visited-style-name="Visited_20_Internet_20_Link"><text:span text:style-name="T5">function="formatLang(l.tax_base, monetary=True, currency_obj=objects.company_id.currency_id)"</text:span></text:a></text:p>
          </table:table-cell>
          <table:table-cell table:style-name="Table1.A1" office:value-type="string">
            <text:p text:style-name="P2"><text:a xlink:type="simple" xlink:href="py3o://function=%22format_multiline_value(l.tax_rate)%22" text:style-name="Internet_20_link" text:visited-style-name="Visited_20_Internet_20_Link"><text:span text:style-name="T4">function="format_multiline_value(l.tax_rate)"</text:span></text:a></text:p>
          </table:table-cell>
          <table:table-cell table:style-name="Table1.A1" office:value-type="string">
            <text:p text:style-name="P2"><text:a xlink:type="simple" xlink:href="python://%20formatLang(line.tax_withheld,%20monetary=True)" text:style-name="Internet_20_link" text:visited-style-name="Visited_20_Internet_20_Link"><text:span text:style-name="T1">Tax </text:span></text:a><text:a xlink:type="simple" xlink:href="py3o://function=%22formatLang(l.tax_withheld,%20monetary=True,%20currency_obj=objects.company_id.currency_id)%22" text:style-name="Internet_20_link" text:visited-style-name="Visited_20_Internet_20_Link"><text:span text:style-name="T2">function="formatLang(l.tax_withheld, monetary=True, currency_obj=objects.company_id.currency_id)"</text:span></text:a></text:p>
          </table:table-cell>
        </table:table-row>
        <table:table-row table:style-name="Table1.3">
          <table:table-cell table:style-name="Table1.A1" table:number-columns-spanned="5" office:value-type="string">
            <text:p text:style-name="P3"><text:a xlink:type="simple" xlink:href="py3o:///for" text:style-name="Internet_20_link" text:visited-style-name="Visited_20_Internet_20_Link"><text:span text:style-name="T6">/for</text:span>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><draw:frame text:anchor-type="paragraph" draw:z-index="15" draw:style-name="gr12" draw:text-style-name="P5" svg:width="4.869cm" svg:height="0.371cm" svg:x="15.926cm" svg:y="19.406cm"><draw:text-box><text:p text:style-name="P9"><text:span text:style-name="T10"><text:a xlink:href="python://%20formatLang(o.total_tax_wth,%20monetary=True)" xlink:type="simple">Total Tax Withheld</text:a></text:span></text:p></draw:text-box></draw:frame><draw:frame text:anchor-type="paragraph" draw:z-index="24" draw:style-name="gr16" draw:text-style-name="P5" svg:width="4.79cm" svg:height="0.477cm" svg:x="15.926cm" svg:y="20.193cm"><draw:text-box><text:p text:style-name="P9"><text:span text:style-name="T10"><text:a xlink:href="python://%20formatLang(o.tax_remit_prev,%20monetary=True)" xlink:type="simple">Tax Remitted in Return</text:a></text:span></text:p></draw:text-box></draw:frame><draw:frame text:anchor-type="paragraph" draw:z-index="16" draw:style-name="gr13" draw:text-style-name="P5" svg:width="4.807cm" svg:height="0.449cm" svg:x="16.002cm" svg:y="20.701cm"><draw:text-box><text:p text:style-name="P9"><text:span text:style-name="T10"><text:a xlink:href="python://%20formatLang(o.adv_payments,%20monetary=True)" xlink:type="simple">Advance Payments</text:a></text:span></text:p></draw:text-box></draw:frame><draw:frame text:anchor-type="paragraph" draw:z-index="17" draw:style-name="gr14" draw:text-style-name="P5" svg:width="4.806cm" svg:height="0.47cm" svg:x="16.002cm" svg:y="21.158cm"><draw:text-box><text:p text:style-name="P9"><text:span text:style-name="T10"><text:a xlink:href="python://%20formatLang(o.total_tax_cr,%20monetary=True)" xlink:type="simple">Total Tax Credits/Payments</text:a></text:span></text:p></draw:text-box></draw:frame><draw:frame text:anchor-type="paragraph" draw:z-index="18" draw:style-name="gr15" draw:text-style-name="P10" svg:width="4.832cm" svg:height="0.451cm" svg:x="15.977cm" svg:y="21.615cm"><draw:text-box><text:p text:style-name="P9"><text:span text:style-name="T10"><text:a xlink:href="python://%20formatLang(o.tax_due,%20monetary=True)" xlink:type="simple">Tax Still Due/Overremittance</text:a></text:span></text:p></draw:text-box></draw:frame><draw:frame text:anchor-type="paragraph" draw:z-index="20" draw:style-name="gr17" draw:text-style-name="P11" svg:width="3.282cm" svg:height="0.503cm" svg:x="11.862cm" svg:y="22.479cm"><draw:text-box><text:p text:style-name="P9"><text:span text:style-name="T10"><text:a xlink:href="python://%20formatLang(o.compromise,%20monetary=True)" xlink:type="simple">Compromise</text:a></text:span></text:p></draw:text-box></draw:frame><draw:frame text:anchor-type="paragraph" draw:z-index="21" draw:style-name="gr18" draw:text-style-name="P5" svg:width="3.811cm" svg:height="0.53cm" svg:x="7.315cm" svg:y="22.454cm"><draw:text-box><text:p text:style-name="P9"><text:span text:style-name="T10"><text:a xlink:href="python://%20formatLang(o.interest,%20monetary=True)" xlink:type="simple">Interest</text:a></text:span></text:p></draw:text-box></draw:frame><draw:frame text:anchor-type="paragraph" draw:z-index="22" draw:style-name="gr17" draw:text-style-name="P5" svg:width="3.07cm" svg:height="0.503cm" svg:x="3.454cm" svg:y="22.454cm"><draw:text-box><text:p text:style-name="P9"><text:span text:style-name="T10"><text:a xlink:href="python://%20formatLang(o.surcharge,%20monetary=True)" xlink:type="simple">Surcharge</text:a></text:span></text:p></draw:text-box></draw:frame><draw:frame text:anchor-type="paragraph" draw:z-index="23" draw:style-name="gr19" draw:text-style-name="P11" svg:width="4.807cm" svg:height="0.465cm" svg:x="16.002cm" svg:y="22.987cm"><draw:text-box><text:p text:style-name="P9"><text:span text:style-name="T10"><text:a xlink:href="python://%20formatLang(o.total_amt_due,%20monetary=True)" xlink:type="simple">Total Amount Due</text:a></text:span></text:p></draw:text-box></draw:frame><draw:frame text:anchor-type="paragraph" draw:z-index="19" draw:style-name="gr16" draw:text-style-name="P11" svg:width="4.816cm" svg:height="0.477cm" svg:x="16.002cm" svg:y="22.504cm"><draw:text-box><text:p text:style-name="P9"><text:span text:style-name="T11"><text:a xlink:href="python://%20formatLang(o.surcharge%20+%20o.interest%20+%20o.compromise,%20monetary=True)" xlink:type="simple">Total (17A + 17B + 17C)</text:a></text:span></text:p></draw:text-box></draw:frame><draw:frame text:anchor-type="paragraph" draw:z-index="27" draw:style-name="gr22" draw:text-style-name="P15" svg:width="8.097cm" svg:height="0.368cm" svg:x="3.581cm" svg:y="24.91cm"><draw:text-box><text:p text:style-name="P14"><text:span text:style-name="T13"><text:a xlink:href="python://o.auth_rep.name" xlink:type="simple">Authorized Representative</text:a></text:span></text:p></draw:text-box></draw:frame><draw:frame text:anchor-type="paragraph" draw:z-index="28" draw:style-name="gr23" draw:text-style-name="P16" svg:width="3.814cm" svg:height="0.371cm" svg:x="8.95cm" svg:y="26.471cm"><draw:text-box><text:p text:style-name="P14"><text:span text:style-name="T13"><text:a xlink:href="python://o.auth_rep.partner_id.vat" xlink:type="simple">TIN</text:a></text:span></text:p></draw:text-box></draw:frame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Narrow1" svg:font-family="'Arial Narrow', sans-serif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_31_56991601E-1" draw:display-name="156991601E-1" xlink:href="Pictures/10000000000006A400000AF05D11251FB4C7D42A.png" xlink:type="simple" xlink:show="embed" xlink:actuate="onLoad"/>
    <draw:fill-image draw:name="Empty" xlink:href="Pictures/1000000000000008000000084D60FB4967481DFF.png" xlink:type="simple" xlink:show="embed" xlink:actuate="onLoad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783db9"/>
    </style:style>
    <style:style style:name="MP2" style:family="paragraph">
      <loext:graphic-properties draw:fill="none" draw:fill-color="#ffffff"/>
    </style:style>
    <style:style style:name="MP3" style:family="paragraph">
      <style:paragraph-properties fo:text-align="start"/>
    </style:style>
    <style:style style:name="MP4" style:family="paragraph">
      <loext:graphic-properties draw:fill="none" draw:fill-color="#ffffff"/>
      <style:text-properties style:font-name="Arial Narrow" fo:font-size="10pt" fo:font-weight="bold" style:font-size-asian="10pt" style:font-weight-asian="bold" style:font-size-complex="10pt" style:font-weight-complex="bold"/>
    </style:style>
    <style:style style:name="MP5" style:family="paragraph">
      <loext:graphic-properties draw:fill="none" draw:fill-color="#ffffff"/>
      <style:text-properties style:font-name="Arial Narrow" fo:font-size="8pt" fo:font-weight="bold" style:font-size-asian="8pt" style:font-weight-asian="bold" style:font-size-complex="8pt" style:font-weight-complex="bold"/>
    </style:style>
    <style:style style:name="MP6" style:family="paragraph">
      <loext:graphic-properties draw:fill="none" draw:fill-color="#ffffff"/>
      <style:text-properties fo:font-weight="bold" style:font-weight-asian="bold" style:font-weight-complex="bold"/>
    </style:style>
    <style:style style:name="MP7" style:family="paragraph">
      <loext:graphic-properties draw:fill="none" draw:fill-color="#ffffff"/>
      <style:text-properties style:font-name="Arial Narrow" fo:font-size="11pt" fo:font-weight="bold" style:font-size-asian="11pt" style:font-weight-asian="bold" style:font-size-complex="11pt" style:font-weight-complex="bold"/>
    </style:style>
    <style:style style:name="MT1" style:family="text">
      <style:text-properties style:font-name="Consolas" fo:font-size="10pt" fo:font-weight="bold" style:font-size-asian="10pt" style:font-weight-asian="bold" style:font-size-complex="10pt" style:font-weight-complex="bold"/>
    </style:style>
    <style:style style:name="MT2" style:family="text">
      <style:text-properties style:font-name="Arial Narrow" fo:font-size="10pt" fo:font-weight="bold" style:font-size-asian="10pt" style:font-weight-asian="bold" style:font-size-complex="10pt" style:font-weight-complex="bold"/>
    </style:style>
    <style:style style:name="MT3" style:family="text">
      <style:text-properties style:font-name="Arial Narrow" fo:font-size="8pt" fo:font-weight="bold" style:font-size-asian="8pt" style:font-weight-asian="bold" style:font-size-complex="8pt" style:font-weight-complex="bold"/>
    </style:style>
    <style:style style:name="MT4" style:family="text">
      <style:text-properties style:font-name="Arial Narrow" fo:font-size="11pt" fo:font-weight="bold" style:font-size-asian="11pt" style:font-weight-asian="bold" style:font-size-complex="11pt" style:font-weight-complex="bold"/>
    </style:style>
    <style:style style:name="Mgr1" style:family="graphic">
      <style:graphic-properties draw:stroke="none" svg:stroke-color="#000000" draw:fill="none" draw:fill-color="#ffffff" fo:min-height="0.476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45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5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draw:stroke="none" svg:stroke-color="#000000" draw:fill="none" draw:fill-color="#ffffff" fo:min-height="0.50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5" style:family="graphic">
      <style:graphic-properties draw:stroke="none" svg:stroke-color="#000000" draw:fill="none" draw:fill-color="#ffffff" fo:min-height="0.503cm" style:protect="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6" style:family="graphic">
      <style:graphic-properties draw:stroke="none" svg:stroke-color="#000000" draw:fill="none" draw:fill-color="#ffffff" fo:min-height="0.434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7" style:family="graphic">
      <style:graphic-properties draw:stroke="none" svg:stroke-color="#000000" draw:fill="none" draw:fill-color="#ffffff" fo:min-height="0.407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8" style:family="graphic">
      <style:graphic-properties draw:stroke="none" svg:stroke-color="#000000" draw:fill="none" draw:fill-color="#ffffff" fo:min-height="0.813cm" style:protect="position siz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Mgr9" style:family="graphic">
      <style:graphic-properties draw:stroke="none" svg:stroke-color="#000000" draw:fill="none" draw:fill-color="#ffffff" fo:min-height="0.3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0" style:family="graphic">
      <style:graphic-properties draw:stroke="none" svg:stroke-color="#000000" draw:fill="none" draw:fill-color="#ffffff" fo:min-height="0.3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1" style:family="graphic">
      <style:graphic-properties draw:stroke="none" svg:stroke-color="#000000" draw:fill="none" draw:fill-color="#ffffff" fo:min-height="0.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2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13" style:family="graphic">
      <style:graphic-properties draw:stroke="none" svg:stroke-color="#000000" draw:fill="none" draw:fill-color="#ffffff" fo:min-height="0.6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35.56cm" style:num-format="1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_31_56991601E-1" style:repeat="stretch" draw:fill-image-ref-point="top-left" style:footnote-max-height="0cm">
        <style:background-image xlink:href="Pictures/10000000000006A400000AF05D11251FB4C7D42A.png" xlink:type="simple" xlink:actuate="onLoad" style:repeat="stretch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8.128cm" fo:margin-left="0cm" fo:margin-right="0cm" fo:margin-bottom="0.508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0" draw:style-name="Mgr1" draw:text-style-name="MP2" svg:width="14.923cm" svg:height="0.477cm" svg:x="2.083cm" svg:y="6.045cm"><draw:text-box><text:p><text:span text:style-name="MT1"><text:a xlink:href="py3o://function=%22format_multiline_value(objects.company_id.name)%22" xlink:type="simple">function="format_multiline_value(objects.company_id.name)"</text:a></text:span></text:p></draw:text-box></draw:frame><draw:frame text:anchor-type="paragraph" draw:z-index="1" draw:style-name="Mgr2" draw:text-style-name="MP2" svg:width="14.923cm" svg:height="0.451cm" svg:x="2.083cm" svg:y="6.858cm"><draw:text-box><text:p text:style-name="MP3"><text:span text:style-name="MT1"><text:a xlink:href="py3o://function=%22format_multiline_value(objects.company_address)%22" xlink:type="simple">function="format_multiline_value(objects.company_address)"</text:a></text:span></text:p></draw:text-box></draw:frame><draw:frame text:anchor-type="paragraph" draw:z-index="2" draw:style-name="Mgr2" draw:text-style-name="MP2" svg:width="7.7cm" svg:height="0.451cm" svg:x="12.954cm" svg:y="7.595cm"><draw:text-box><text:p><text:span text:style-name="MT2"><text:a xlink:href="python://if%20test=%22o.spec_law%20==%20True%22" xlink:type="simple">&lt;</text:a></text:span><text:span text:style-name="MT2"><text:a xlink:href="python://%20o.spec_txt" xlink:type="simple">Specify Text</text:a></text:span><text:span text:style-name="MT2"><text:a xlink:href="python:///if" xlink:type="simple">&gt;</text:a></text:span></text:p></draw:text-box></draw:frame><draw:frame text:anchor-type="paragraph" draw:z-index="3" draw:style-name="Mgr3" draw:text-style-name="MP4" svg:width="2.461cm" svg:height="0.503cm" svg:x="11.68cm" svg:y="5.108cm"><draw:text-box><text:p><text:span text:style-name="MT2"><text:a xlink:href="python://if%20test=%22o.rdo_code%20and%20len(o.rdo_code)%20==%203%22" xlink:type="simple">&lt;</text:a></text:span><text:span text:style-name="MT2"><text:s text:c="4"/></text:span><text:span text:style-name="MT2"><text:a xlink:href="python://%20o.rdo_code[0]" xlink:type="simple">9</text:a></text:span><text:span text:style-name="MT2"><text:s text:c="3"/></text:span><text:span text:style-name="MT2"><text:a xlink:href="python://%20o.rdo_code[1]" xlink:type="simple">9</text:a></text:span><text:span text:style-name="MT2"><text:s text:c="3"/></text:span><text:span text:style-name="MT2"><text:a xlink:href="python://%20o.rdo_code[2]" xlink:type="simple">9</text:a></text:span><text:span text:style-name="MT2"><text:a xlink:href="python:///if" xlink:type="simple">&gt;</text:a></text:span></text:p></draw:text-box></draw:frame><draw:frame text:anchor-type="paragraph" draw:z-index="4" draw:style-name="Mgr4" draw:text-style-name="MP2" svg:width="4.393cm" svg:height="0.503cm" svg:x="16.332cm" svg:y="5.131cm"><draw:text-box><text:p><text:span text:style-name="MT1"><text:a xlink:href="py3o://function=%22format_multiline_value(objects.company_business_type)%22" xlink:type="simple">function="format_multiline_value(objects.company_business_type)"</text:a></text:span></text:p></draw:text-box></draw:frame><draw:frame text:anchor-type="paragraph" draw:z-index="5" draw:style-name="Mgr4" draw:text-style-name="MP4" svg:width="0.609cm" svg:height="0.503cm" svg:x="2.057cm" svg:y="7.645cm"><draw:text-box><text:p><text:span text:style-name="MT2"><text:a xlink:href="python://if%20test=%22o.wth_agt_categ%20==%20'prv'%22" xlink:type="simple">&lt;</text:a></text:span><text:span text:style-name="MT2">X</text:span><text:span text:style-name="MT2"><text:a xlink:href="python:///if" xlink:type="simple">&gt;</text:a></text:span></text:p></draw:text-box></draw:frame><draw:frame text:anchor-type="paragraph" draw:z-index="6" draw:style-name="Mgr5" draw:text-style-name="MP4" svg:width="0.609cm" svg:height="0.503cm" svg:x="3.776cm" svg:y="7.618cm"><draw:text-box><text:p><text:span text:style-name="MT2"><text:a xlink:href="python://if%20test=%22o.wth_agt_categ%20==%20'govt'%22" xlink:type="simple">&lt;</text:a></text:span><text:span text:style-name="MT2">X</text:span><text:span text:style-name="MT2"><text:a xlink:href="python:///if" xlink:type="simple">&gt;</text:a></text:span></text:p></draw:text-box></draw:frame><draw:frame text:anchor-type="paragraph" draw:z-index="7" draw:style-name="Mgr6" draw:text-style-name="MP4" svg:width="0.556cm" svg:height="0.435cm" svg:x="7.264cm" svg:y="7.645cm"><draw:text-box><text:p><text:span text:style-name="MT2"><text:a xlink:href="python://if%20test=%22o.spec_law%20==%20True%22" xlink:type="simple">&lt;</text:a></text:span><text:span text:style-name="MT2">X</text:span><text:span text:style-name="MT2"><text:a xlink:href="python:///if" xlink:type="simple">&gt;</text:a></text:span></text:p></draw:text-box></draw:frame><draw:frame text:anchor-type="paragraph" draw:z-index="8" draw:style-name="Mgr7" draw:text-style-name="MP4" svg:width="0.556cm" svg:height="0.408cm" svg:x="8.839cm" svg:y="7.671cm"><draw:text-box><text:p><text:span text:style-name="MT2"><text:a xlink:href="python://if%20test=%22o.spec_law%20==%20False%22" xlink:type="simple">&lt;</text:a></text:span><text:span text:style-name="MT2">X</text:span><text:span text:style-name="MT2"><text:a xlink:href="python:///if" xlink:type="simple">&gt;</text:a></text:span></text:p></draw:text-box></draw:frame><draw:frame text:anchor-type="paragraph" draw:z-index="9" draw:style-name="Mgr8" draw:text-style-name="MP4" svg:width="3.176cm" svg:height="0.814cm" svg:x="17.577cm" svg:y="6.045cm"><draw:text-box><text:p><text:span text:style-name="MT2"><text:a xlink:href="python://if%20test=%22o.company_phone%20and%20len(o.company_phone)%20==%207%22" xlink:type="simple">&lt;</text:a></text:span><text:span text:style-name="MT2"><text:s text:c="3"/></text:span><text:span text:style-name="MT2"><text:a xlink:href="python://%20o.company_phone[0]" xlink:type="simple">9</text:a></text:span><text:span text:style-name="MT2"><text:s text:c="3"/></text:span><text:span text:style-name="MT2"><text:a xlink:href="python://%20o.company_phone[1]" xlink:type="simple">9</text:a></text:span><text:span text:style-name="MT2"><text:s text:c="3"/></text:span><text:span text:style-name="MT2"><text:a xlink:href="python://%20o.company_phone[2]" xlink:type="simple">9</text:a></text:span><text:span text:style-name="MT2"><text:s text:c="4"/></text:span><text:span text:style-name="MT2"><text:a xlink:href="python://%20o.company_phone[3]" xlink:type="simple">9</text:a></text:span><text:span text:style-name="MT2"><text:s text:c="4"/></text:span><text:span text:style-name="MT2"><text:a xlink:href="python://%20o.company_phone[4]" xlink:type="simple">9</text:a></text:span><text:span text:style-name="MT2"><text:s text:c="3"/></text:span><text:span text:style-name="MT2"><text:a xlink:href="python://%20o.company_phone[5]" xlink:type="simple">9</text:a></text:span><text:span text:style-name="MT2"><text:s text:c="3"/></text:span><text:span text:style-name="MT2"><text:a xlink:href="python://%20o.company_phone[6]" xlink:type="simple">9</text:a></text:span><text:span text:style-name="MT2"><text:a xlink:href="python:///if" xlink:type="simple">&gt;</text:a></text:span></text:p></draw:text-box></draw:frame><draw:frame text:anchor-type="paragraph" draw:z-index="10" draw:style-name="Mgr8" draw:text-style-name="MP4" svg:width="2.17cm" svg:height="0.814cm" svg:x="18.542cm" svg:y="6.883cm"><draw:text-box><text:p><text:span text:style-name="MT2"><text:a xlink:href="python://if%20test=%22o.company_zip_code%20and%20len(o.company_zip_code)%20==%204%22" xlink:type="simple">&lt;</text:a></text:span><text:span text:style-name="MT2"><text:s text:c="4"/></text:span><text:span text:style-name="MT2"><text:a xlink:href="python://%20o.company_zip_code[0]" xlink:type="simple">9</text:a></text:span><text:span text:style-name="MT2"><text:s text:c="4"/></text:span><text:span text:style-name="MT2"><text:a xlink:href="python://%20o.company_zip_code[1]" xlink:type="simple">9</text:a></text:span><text:span text:style-name="MT2"><text:s text:c="4"/></text:span><text:span text:style-name="MT2"><text:a xlink:href="python://%20o.company_zip_code[2]" xlink:type="simple">9</text:a></text:span><text:span text:style-name="MT2"><text:s text:c="4"/></text:span><text:span text:style-name="MT2"><text:a xlink:href="python://%20o.company_zip_code[3]" xlink:type="simple">9</text:a></text:span><text:span text:style-name="MT2"><text:a xlink:href="python:///if" xlink:type="simple">&gt;</text:a></text:span></text:p></draw:text-box></draw:frame><draw:frame text:anchor-type="paragraph" draw:z-index="11" draw:style-name="Mgr9" draw:text-style-name="MP5" svg:width="0.609cm" svg:height="0.327cm" svg:x="9.088cm" svg:y="4.156cm"><draw:text-box><text:p><text:span text:style-name="MT3"><text:a xlink:href="python://if%20test=%22o.amended_return%20==%20True%22" xlink:type="simple">&lt;</text:a></text:span><text:span text:style-name="MT3">X</text:span><text:span text:style-name="MT3"><text:a xlink:href="python:///if" xlink:type="simple">&gt;</text:a></text:span></text:p></draw:text-box></draw:frame><draw:frame text:anchor-type="paragraph" draw:z-index="12" draw:style-name="Mgr10" draw:text-style-name="MP5" svg:width="0.609cm" svg:height="0.398cm" svg:x="10.543cm" svg:y="4.156cm"><draw:text-box><text:p><text:span text:style-name="MT3"><text:a xlink:href="python://if%20test=%22o.amended_return%20==%20False%22" xlink:type="simple">&lt;</text:a></text:span><text:span text:style-name="MT3">X</text:span><text:span text:style-name="MT3"><text:a xlink:href="python:///if" xlink:type="simple">&gt;</text:a></text:span></text:p></draw:text-box></draw:frame><draw:frame text:anchor-type="paragraph" draw:z-index="13" draw:style-name="Mgr11" draw:text-style-name="MP5" svg:width="0.636cm" svg:height="0.371cm" svg:x="16.813cm" svg:y="4.182cm"><draw:text-box><text:p><text:span text:style-name="MT3"><text:a xlink:href="python://if%20test=%22o.any_taxes_wth%20==%20True%22" xlink:type="simple">&lt;</text:a></text:span><text:span text:style-name="MT3">X</text:span><text:span text:style-name="MT3"><text:a xlink:href="python:///if" xlink:type="simple">&gt;</text:a></text:span></text:p></draw:text-box></draw:frame><draw:frame text:anchor-type="paragraph" draw:z-index="14" draw:style-name="Mgr11" draw:text-style-name="MP5" svg:width="0.636cm" svg:height="0.371cm" svg:x="18.639cm" svg:y="4.156cm"><draw:text-box><text:p><text:span text:style-name="MT3"><text:a xlink:href="python://if%20test=%22o.any_taxes_wth%20==%20False%22" xlink:type="simple">&lt;</text:a></text:span><text:span text:style-name="MT3">X</text:span><text:span text:style-name="MT3"><text:a xlink:href="python:///if" xlink:type="simple">&gt;</text:a></text:span></text:p></draw:text-box></draw:frame><draw:frame text:anchor-type="paragraph" draw:z-index="25" draw:style-name="Mgr12" draw:text-style-name="MP6" svg:width="3.361cm" svg:height="0.556cm" svg:x="4.166cm" svg:y="3.944cm"><draw:text-box><text:p><text:span text:style-name="MT2"><text:s text:c="4"/></text:span><text:span text:style-name="MT2"><text:a xlink:href="python://%20o.period_from[5]" xlink:type="simple">9</text:a></text:span><text:span text:style-name="MT2"><text:s text:c="4"/></text:span><text:span text:style-name="MT2"><text:a xlink:href="python://%20o.period_from[6]" xlink:type="simple">9</text:a></text:span><text:span text:style-name="MT2"><text:s text:c="5"/></text:span><text:span text:style-name="MT2"><text:a xlink:href="python://%20o.period_from[0]" xlink:type="simple">9</text:a></text:span><text:span text:style-name="MT2"><text:s text:c="4"/></text:span><text:span text:style-name="MT2"><text:a xlink:href="python://%20o.period_from[1]" xlink:type="simple">9</text:a></text:span><text:span text:style-name="MT2"><text:s text:c="5"/></text:span><text:span text:style-name="MT2"><text:a xlink:href="python://%20o.period_from[2]" xlink:type="simple">9</text:a></text:span><text:span text:style-name="MT2"><text:s text:c="4"/></text:span><text:span text:style-name="MT2"><text:a xlink:href="python://%20o.period_from[3]" xlink:type="simple">9</text:a></text:span></text:p></draw:text-box></draw:frame><draw:frame text:anchor-type="paragraph" draw:z-index="26" draw:style-name="Mgr13" draw:text-style-name="MP7" svg:width="9.393cm" svg:height="0.609cm" svg:x="1.917cm" svg:y="5.082cm"><draw:text-box><text:p><text:span text:style-name="MT4"><text:a xlink:href="python://if%20test=%22o.company_tin%20and%20len(o.company_tin)%20%3E=%209%22" xlink:type="simple">&lt;</text:a></text:span><text:span text:style-name="MT4"><text:s text:c="2"/></text:span><text:span text:style-name="MT4"><text:a xlink:href="python://%20o.company_tin[0]" xlink:type="simple">9</text:a></text:span><text:span text:style-name="MT4"><text:s text:c="3"/></text:span><text:span text:style-name="MT4"><text:a xlink:href="python://%20o.company_tin[1]" xlink:type="simple">9</text:a></text:span><text:span text:style-name="MT4"><text:s text:c="2"/></text:span><text:span text:style-name="MT4"><text:a xlink:href="python://%20o.company_tin[2]" xlink:type="simple">9</text:a></text:span><text:span text:style-name="MT4"><text:s text:c="10"/></text:span><text:span text:style-name="MT4"><text:a xlink:href="python://%20o.company_tin[4]" xlink:type="simple">9</text:a></text:span><text:span text:style-name="MT4"><text:s text:c="3"/></text:span><text:span text:style-name="MT4"><text:a xlink:href="python://%20o.company_tin[5]" xlink:type="simple">9</text:a></text:span><text:span text:style-name="MT4"><text:s text:c="3"/></text:span><text:span text:style-name="MT4"><text:a xlink:href="python://%20o.company_tin[6]" xlink:type="simple">9</text:a></text:span><text:span text:style-name="MT4"><text:s text:c="10"/></text:span><text:span text:style-name="MT4"><text:a xlink:href="python://%20o.company_tin[8]" xlink:type="simple">9</text:a></text:span><text:span text:style-name="MT4"><text:s text:c="2"/></text:span><text:span text:style-name="MT4"><text:a xlink:href="python://%20o.company_tin[9]" xlink:type="simple">9</text:a></text:span><text:span text:style-name="MT4"><text:s text:c="2"/></text:span><text:span text:style-name="MT4"><text:a xlink:href="python://%20o.company_tin[10]" xlink:type="simple">9</text:a></text:span><text:span text:style-name="MT4"><text:a xlink:href="python:///if" xlink:type="simple">&gt;</text:a></text:span><text:span text:style-name="MT4"><text:s text:c="11"/></text:span><text:span text:style-name="MT4"><text:a xlink:href="python://if%20test=%22len(o.company_tin)%20==%2015%22" xlink:type="simple">&lt;</text:a></text:span><text:span text:style-name="MT4"><text:a xlink:href="python://%20o.company_tin[12]" xlink:type="simple">9</text:a></text:span><text:span text:style-name="MT4"><text:s text:c="3"/></text:span><text:span text:style-name="MT4"><text:a xlink:href="python://%20o.company_tin[13]" xlink:type="simple">9</text:a></text:span><text:span text:style-name="MT4"><text:s text:c="3"/></text:span><text:span text:style-name="MT4"><text:a xlink:href="python://%20o.company_tin[14]" xlink:type="simple">9</text:a></text:span><text:span text:style-name="MT4"><text:a xlink:href="python:///if" xlink:type="simple">&gt;</text:a></text:span></text:p></draw:text-box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5H37M24S</meta:editing-duration>
    <meta:editing-cycles>158</meta:editing-cycles>
    <meta:generator>LibreOffice/6.0.7.3$Linux_X86_64 LibreOffice_project/00m0$Build-3</meta:generator>
    <dc:date>2019-07-04T17:50:15.090629774</dc:date>
    <meta:document-statistic meta:table-count="1" meta:image-count="0" meta:object-count="0" meta:page-count="1" meta:paragraph-count="8" meta:word-count="14" meta:character-count="367" meta:non-whitespace-character-count="356"/>
    <meta:user-defined meta:name="Info 1"/>
    <meta:user-defined meta:name="Info 2"/>
    <meta:user-defined meta:name="Info 3"/>
    <meta:user-defined meta:name="Info 4"/>
  </office:meta>
</office:document-meta>
</file>